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9.529cm" fo:break-before="auto" style:use-optimal-row-height="true"/>
    </style:style>
    <style:style style:name="ro3" style:family="table-row">
      <style:table-row-properties style:row-height="6.369cm" fo:break-before="auto" style:use-optimal-row-height="true"/>
    </style:style>
    <style:style style:name="ro4" style:family="table-row">
      <style:table-row-properties style:row-height="5.976cm" fo:break-before="auto" style:use-optimal-row-height="true"/>
    </style:style>
    <style:style style:name="ro5" style:family="table-row">
      <style:table-row-properties style:row-height="7.95cm" fo:break-before="auto" style:use-optimal-row-height="true"/>
    </style:style>
    <style:style style:name="ro6" style:family="table-row">
      <style:table-row-properties style:row-height="7.55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default-cell-style-name="ce3"/>
        <table:table-row table:style-name="ro1">
          <table:table-cell table:style-name="ce1" office:value-type="string" calcext:value-type="string">
            <text:p>Goal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Weightage</text:p>
          </table:table-cell>
          <table:table-cell table:style-name="ce1" office:value-type="string" calcext:value-type="string">
            <text:p>Target / Measure of Success</text:p>
          </table:table-cell>
        </table:table-row>
        <table:table-row table:style-name="ro2">
          <table:table-cell office:value-type="string" calcext:value-type="string">
            <text:p>AI Microagent Development &amp; Deployment</text:p>
          </table:table-cell>
          <table:table-cell office:value-type="string" calcext:value-type="string">
            <text:p>Lead the development and deployment of AI microagents for automating processes in HR, Finance, and Legal. Implement Agentic AI workflows using LangChain, Langraph, and CrewAI.</text:p>
          </table:table-cell>
          <table:table-cell office:value-type="string" calcext:value-type="string">
            <text:p>AI Development &amp; Automation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✅ Build &amp; deploy at least 3 AI microagents (e.g., document processing, anomaly detection, data extraction).</text:p>
            <text:p>✅ Optimize response time &lt;500ms and accuracy &gt;90%.</text:p>
            <text:p>✅ Ensure seamless API integration with Microsoft, Salesforce, and ServiceNow.</text:p>
          </table:table-cell>
        </table:table-row>
        <table:table-row table:style-name="ro3">
          <table:table-cell office:value-type="string" calcext:value-type="string">
            <text:p>Scalable AI Frameworks &amp; Architecture</text:p>
          </table:table-cell>
          <table:table-cell office:value-type="string" calcext:value-type="string">
            <text:p>Design &amp; implement modular AI frameworks for prompt engineering, retrieval-augmented generation (RAG), and model orchestration. Standardize development best practices.</text:p>
          </table:table-cell>
          <table:table-cell office:value-type="string" calcext:value-type="string">
            <text:p>Technical Architecture &amp; Engineering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✅ Develop &amp; document a standardized AI framework for scalable use cases.</text:p>
            <text:p>✅ Ensure 80% reusability of AI modules.</text:p>
            <text:p>✅ Implement automated testing &amp; CI/CD pipelines for AI models.</text:p>
          </table:table-cell>
        </table:table-row>
        <table:table-row table:style-name="ro4">
          <table:table-cell office:value-type="string" calcext:value-type="string">
            <text:p>Cloud &amp; DevOps for AI Pipelines</text:p>
          </table:table-cell>
          <table:table-cell office:value-type="string" calcext:value-type="string">
            <text:p>Deploy containerized AI solutions using Docker &amp; Kubernetes, ensuring scalable cloud deployments on AWS/GCP/Azure. Optimize AI model performance &amp; cost.</text:p>
          </table:table-cell>
          <table:table-cell office:value-type="string" calcext:value-type="string">
            <text:p>Cloud &amp; DevOps Engineering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✅ Deploy AI models using containerized microservices (Docker/K8s).</text:p>
            <text:p>✅ Ensure 99.5% uptime for deployed AI agents.</text:p>
            <text:p>✅ Implement auto-scaling for AI workloads to optimize cloud costs.</text:p>
          </table:table-cell>
        </table:table-row>
        <table:table-row table:style-name="ro5">
          <table:table-cell office:value-type="string" calcext:value-type="string">
            <text:p>Data Engineering &amp; Model Optimization</text:p>
          </table:table-cell>
          <table:table-cell office:value-type="string" calcext:value-type="string">
            <text:p>Optimize data pipelines for preprocessing, vector search (FAISS, Pinecone, OpenSearch), and fine-tuning LLMs for industry-specific use cases.</text:p>
          </table:table-cell>
          <table:table-cell office:value-type="string" calcext:value-type="string">
            <text:p>AI Model &amp; Data Engineering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✅ Implement data ingestion pipelines with ETL processing for AI models.</text:p>
            <text:p>✅ Achieve 10-15% improvement in AI model inference time.</text:p>
            <text:p>✅ Optimize storage &amp; retrieval strategies for semantic search (FAISS, Pinecone, OpenSearch).</text:p>
          </table:table-cell>
        </table:table-row>
        <table:table-row table:style-name="ro6">
          <table:table-cell office:value-type="string" calcext:value-type="string">
            <text:p>Developer Enablement &amp; AI Thought Leadership</text:p>
          </table:table-cell>
          <table:table-cell office:value-type="string" calcext:value-type="string">
            <text:p>Mentor developers, contribute to internal AI best practices, and drive knowledge-sharing within the engineering team.</text:p>
          </table:table-cell>
          <table:table-cell office:value-type="string" calcext:value-type="string">
            <text:p>Developer Growth &amp; AI Excellence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✅ Conduct 6 AI engineering deep-dive sessions for the team.</text:p>
            <text:p>✅ Enable 50% of team members to get AI/cloud certifications (Azure, AWS, or DevOps).</text:p>
            <text:p>✅ Publish 1 internal blog/whitepaper on AI development best practices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0:46:39.725622530</meta:creation-date>
    <dc:date>2025-02-28T00:47:03.762992421</dc:date>
    <meta:editing-duration>PT24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